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C6000001CC0D476240.png" manifest:media-type="image/png"/>
  <manifest:file-entry manifest:full-path="Pictures/10000201000002C6000001CCD09C90CD.png" manifest:media-type="image/png"/>
  <manifest:file-entry manifest:full-path="Pictures/10000201000002C6000001CCECA41AEC.png" manifest:media-type="image/png"/>
  <manifest:file-entry manifest:full-path="Pictures/10000201000002C6000001CCAB6448F5.png" manifest:media-type="image/png"/>
  <manifest:file-entry manifest:full-path="Pictures/10000201000002B4000001A429749AE1.png" manifest:media-type="image/png"/>
  <manifest:file-entry manifest:full-path="Pictures/10000201000002BE000001B418507090.png" manifest:media-type="image/png"/>
  <manifest:file-entry manifest:full-path="Pictures/10000201000002B4000001A40E0EF986.png" manifest:media-type="image/png"/>
  <manifest:file-entry manifest:full-path="Pictures/10000201000002BE000001B4AF2CD844.png" manifest:media-type="image/png"/>
  <manifest:file-entry manifest:full-path="Pictures/10000201000002BE000001B4EAA458AB.png" manifest:media-type="image/png"/>
  <manifest:file-entry manifest:full-path="Pictures/10000201000002B4000001A4930F9208.png" manifest:media-type="image/png"/>
  <manifest:file-entry manifest:full-path="Pictures/10000201000002FC000002FC1DA2E56B.png" manifest:media-type="image/png"/>
  <manifest:file-entry manifest:full-path="Pictures/10000201000002B4000001A4AF805C38.png" manifest:media-type="image/png"/>
  <manifest:file-entry manifest:full-path="Pictures/10000201000002FC000002FC467B7DDA.png" manifest:media-type="image/png"/>
  <manifest:file-entry manifest:full-path="Pictures/10000201000002FC000002FC2B080B3C.png" manifest:media-type="image/png"/>
  <manifest:file-entry manifest:full-path="Pictures/10000201000002FC000002FC949183C9.png" manifest:media-type="image/png"/>
  <manifest:file-entry manifest:full-path="Pictures/10000201000002BE000001B428A35C0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solid" draw:fill-color="#dddddd" draw:textarea-horizontal-align="justify" draw:textarea-vertical-align="middle" draw:auto-grow-height="false" fo:min-height="0.75cm" fo:min-width="0.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dddddd" draw:textarea-horizontal-align="justify" draw:textarea-vertical-align="middle" draw:auto-grow-height="false" fo:min-height="0.75cm" fo:min-width="3cm"/>
    </style:style>
    <style:style style:name="gr6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5cm" svg:height="1cm" svg:x="2cm" svg:y="0.998cm">
          <text:p text:style-name="P1"><text:span text:style-name="T1">Scenario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5.5cm" svg:height="1cm" svg:x="7.5cm" svg:y="0.999cm">
          <text:p text:style-name="P1"><text:span text:style-name="T2">Scenario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1cm" svg:x="13cm" svg:y="0.999cm">
          <text:p text:style-name="P1"><text:span text:style-name="T1">Scenario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1cm" svg:x="18.5cm" svg:y="1cm">
          <text:p text:style-name="P1"><text:span text:style-name="T1">Scenario 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cm" svg:y="0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3.5cm" svg:height="1cm" draw:transform="rotate (1.5707963267949) translate (1cm 9cm)">
          <text:p text:style-name="P1"><text:span text:style-name="T3">Energy Cha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5.5cm" svg:height="1.018cm" draw:transform="rotate (1.5707963267949) translate (0.991cm 18cm)">
          <text:p text:style-name="P1"><text:span text:style-name="T3">Traffic Graph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cm" svg:y1="9cm" svg:x2="24cm" svg:y2="9cm">
          <text:p/>
        </draw:line>
        <draw:frame draw:style-name="gr4" draw:text-style-name="P1" draw:layer="layout" svg:width="5.51cm" svg:height="3.422cm" svg:x="18.5cm" svg:y="2cm">
          <draw:image xlink:href="Pictures/10000201000002BE000001B428A35C0B.png" xlink:type="simple" xlink:show="embed" xlink:actuate="onLoad">
            <text:p/>
          </draw:image>
        </draw:frame>
        <draw:custom-shape draw:style-name="gr1" draw:text-style-name="P4" draw:layer="layout" svg:width="3.5cm" svg:height="1cm" draw:transform="rotate (1.5707963267949) translate (1cm 12.5cm)">
          <text:p text:style-name="P1"><text:span text:style-name="T3">Distance Cha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5.5cm" svg:height="5.5cm" svg:x="2cm" svg:y="12.5cm">
          <draw:image xlink:href="Pictures/10000201000002FC000002FC949183C9.png" xlink:type="simple" xlink:show="embed" xlink:actuate="onLoad">
            <text:p/>
          </draw:image>
        </draw:frame>
        <draw:frame draw:style-name="gr4" draw:text-style-name="P1" draw:layer="layout" svg:width="5.5cm" svg:height="5.5cm" svg:x="7.5cm" svg:y="12.5cm">
          <draw:image xlink:href="Pictures/10000201000002FC000002FC2B080B3C.png" xlink:type="simple" xlink:show="embed" xlink:actuate="onLoad">
            <text:p/>
          </draw:image>
        </draw:frame>
        <draw:frame draw:style-name="gr4" draw:text-style-name="P1" draw:layer="layout" svg:width="5.5cm" svg:height="5.5cm" svg:x="13cm" svg:y="12.5cm">
          <draw:image xlink:href="Pictures/10000201000002FC000002FC467B7DDA.png" xlink:type="simple" xlink:show="embed" xlink:actuate="onLoad">
            <text:p/>
          </draw:image>
        </draw:frame>
        <draw:frame draw:style-name="gr4" draw:text-style-name="P1" draw:layer="layout" svg:width="5.5cm" svg:height="5.5cm" svg:x="18.5cm" svg:y="12.5cm">
          <draw:image xlink:href="Pictures/10000201000002FC000002FC1DA2E56B.png" xlink:type="simple" xlink:show="embed" xlink:actuate="onLoad">
            <text:p/>
          </draw:image>
        </draw:frame>
        <draw:frame draw:style-name="gr4" draw:text-style-name="P1" draw:layer="layout" svg:width="5.51cm" svg:height="3.422cm" svg:x="2cm" svg:y="2cm">
          <draw:image xlink:href="Pictures/10000201000002BE000001B4EAA458AB.png" xlink:type="simple" xlink:show="embed" xlink:actuate="onLoad">
            <text:p/>
          </draw:image>
        </draw:frame>
        <draw:frame draw:style-name="gr4" draw:text-style-name="P1" draw:layer="layout" svg:width="5.509cm" svg:height="3.422cm" svg:x="7.5cm" svg:y="2cm">
          <draw:image xlink:href="Pictures/10000201000002BE000001B4AF2CD844.png" xlink:type="simple" xlink:show="embed" xlink:actuate="onLoad">
            <text:p/>
          </draw:image>
        </draw:frame>
        <draw:frame draw:style-name="gr4" draw:text-style-name="P1" draw:layer="layout" svg:width="5.51cm" svg:height="3.422cm" svg:x="12.99cm" svg:y="2cm">
          <draw:image xlink:href="Pictures/10000201000002BE000001B418507090.png" xlink:type="simple" xlink:show="embed" xlink:actuate="onLoad">
            <text:p/>
          </draw:image>
        </draw:frame>
        <draw:custom-shape draw:style-name="gr5" draw:text-style-name="P4" draw:layer="layout" svg:width="3.5cm" svg:height="1cm" draw:transform="rotate (1.5707963267949) translate (1cm 5.5cm)">
          <text:p text:style-name="P1"><text:span text:style-name="T3">Cost Cha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5.377cm" svg:height="3.264cm" svg:x="2.123cm" svg:y="9.1cm">
          <draw:image xlink:href="Pictures/10000201000002B4000001A4930F9208.png" xlink:type="simple" xlink:show="embed" xlink:actuate="onLoad">
            <text:p/>
          </draw:image>
        </draw:frame>
        <draw:frame draw:style-name="gr4" draw:text-style-name="P1" draw:layer="layout" svg:width="5.377cm" svg:height="3.264cm" svg:x="7.632cm" svg:y="9.1cm">
          <draw:image xlink:href="Pictures/10000201000002B4000001A40E0EF986.png" xlink:type="simple" xlink:show="embed" xlink:actuate="onLoad">
            <text:p/>
          </draw:image>
        </draw:frame>
        <draw:frame draw:style-name="gr4" draw:text-style-name="P1" draw:layer="layout" svg:width="5.369cm" svg:height="3.258cm" svg:x="13.1cm" svg:y="9.1cm">
          <draw:image xlink:href="Pictures/10000201000002B4000001A429749AE1.png" xlink:type="simple" xlink:show="embed" xlink:actuate="onLoad">
            <text:p/>
          </draw:image>
        </draw:frame>
        <draw:frame draw:style-name="gr4" draw:text-style-name="P1" draw:layer="layout" svg:width="5.377cm" svg:height="3.264cm" svg:x="18.6cm" svg:y="9.1cm">
          <draw:image xlink:href="Pictures/10000201000002B4000001A4AF805C38.png" xlink:type="simple" xlink:show="embed" xlink:actuate="onLoad">
            <text:p/>
          </draw:image>
        </draw:frame>
        <draw:line draw:style-name="gr3" draw:text-style-name="P1" draw:layer="layout" svg:x1="13cm" svg:y1="1cm" svg:x2="13cm" svg:y2="18cm">
          <text:p/>
        </draw:line>
        <draw:frame draw:style-name="gr4" draw:text-style-name="P1" draw:layer="layout" svg:width="5.279cm" svg:height="3.419cm" svg:x="2.104cm" svg:y="5.581cm">
          <draw:image xlink:href="Pictures/10000201000002C6000001CCAB6448F5.png" xlink:type="simple" xlink:show="embed" xlink:actuate="onLoad">
            <text:p/>
          </draw:image>
        </draw:frame>
        <draw:frame draw:style-name="gr4" draw:text-style-name="P1" draw:layer="layout" svg:width="5.279cm" svg:height="3.419cm" svg:x="7.621cm" svg:y="5.6cm">
          <draw:image xlink:href="Pictures/10000201000002C6000001CCECA41AEC.png" xlink:type="simple" xlink:show="embed" xlink:actuate="onLoad">
            <text:p/>
          </draw:image>
        </draw:frame>
        <draw:frame draw:style-name="gr4" draw:text-style-name="P1" draw:layer="layout" svg:width="5.279cm" svg:height="3.419cm" svg:x="13.1cm" svg:y="5.6cm">
          <draw:image xlink:href="Pictures/10000201000002C6000001CC0D476240.png" xlink:type="simple" xlink:show="embed" xlink:actuate="onLoad">
            <text:p/>
          </draw:image>
        </draw:frame>
        <draw:frame draw:style-name="gr4" draw:text-style-name="P1" draw:layer="layout" svg:width="5.279cm" svg:height="3.419cm" svg:x="18.6cm" svg:y="5.6cm">
          <draw:image xlink:href="Pictures/10000201000002C6000001CCD09C90CD.png" xlink:type="simple" xlink:show="embed" xlink:actuate="onLoad">
            <text:p/>
          </draw:image>
        </draw:frame>
        <draw:line draw:style-name="gr3" draw:text-style-name="P1" draw:layer="layout" svg:x1="1cm" svg:y1="2cm" svg:x2="24cm" svg:y2="2cm">
          <text:p/>
        </draw:line>
        <draw:line draw:style-name="gr3" draw:text-style-name="P1" draw:layer="layout" svg:x1="1cm" svg:y1="5.5cm" svg:x2="24cm" svg:y2="5.5cm">
          <text:p/>
        </draw:line>
        <draw:line draw:style-name="gr3" draw:text-style-name="P1" draw:layer="layout" svg:x1="1cm" svg:y1="12.5cm" svg:x2="24cm" svg:y2="12.5cm">
          <text:p/>
        </draw:line>
        <draw:line draw:style-name="gr3" draw:text-style-name="P1" draw:layer="layout" svg:x1="7.5cm" svg:y1="1cm" svg:x2="7.5cm" svg:y2="18cm">
          <text:p/>
        </draw:line>
        <draw:line draw:style-name="gr3" draw:text-style-name="P1" draw:layer="layout" svg:x1="1.001cm" svg:y1="9cm" svg:x2="24.001cm" svg:y2="9cm">
          <text:p/>
        </draw:line>
        <draw:line draw:style-name="gr3" draw:text-style-name="P1" draw:layer="layout" svg:x1="18.5cm" svg:y1="1cm" svg:x2="18.5cm" svg:y2="18cm">
          <text:p/>
        </draw:line>
        <draw:custom-shape draw:style-name="gr6" draw:text-style-name="P1" draw:layer="layout" svg:width="23cm" svg:height="17cm" svg:x="1cm" svg:y="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cm" svg:y1="1cm" svg:x2="2cm" svg:y2="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5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3T16:19:41.383000000</meta:creation-date>
    <dc:date>2015-04-23T04:13:46.246000000</dc:date>
    <meta:editing-duration>P2DT22H34S</meta:editing-duration>
    <meta:editing-cycles>55</meta:editing-cycles>
    <meta:generator>LibreOffice/4.3.6.2$Windows_x86 LibreOffice_project/d50a87b2e514536ed401c18000dad4660b6a169e</meta:generator>
    <meta:document-statistic meta:object-count="35"/>
  </office:meta>
</office:document-meta>
</file>